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ModificationType.getIntEnumAttributeModicafitionTypeBy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buteModificationType.AttributeModific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ModificationType.getAttributeModificationTypeNameByIntEnum( int i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